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f9a8" officeooo:paragraph-rsid="0011f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 Secre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 Basic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Basic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entium Basic" fo:font-family="'Gentium Basic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ntium Basic" fo:font-family="'Gentium Basic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ntium Basic" fo:font-family="'Gentium Basic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asic" fo:font-family="'Gentium Basic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1:00:09.097442619</meta:creation-date>
    <meta:generator>LibreOffice/5.2.3.3$Linux_X86_64 LibreOffice_project/20m0$Build-3</meta:generator>
    <meta:editing-cycles>1</meta:editing-cycles>
    <meta:editing-duration>P0D</meta:editing-duration>
    <meta:document-statistic meta:table-count="0" meta:image-count="0" meta:object-count="0" meta:page-count="1" meta:paragraph-count="1" meta:word-count="3" meta:character-count="17" meta:non-whitespace-character-count="15"/>
  </office:meta>
</office:document-meta>
</file>